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156.16pt"/>
    </style:style>
    <style:style style:name="co6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129.15pt"/>
    </style:style>
    <style:style style:name="co10" style:family="table-column">
      <style:table-column-properties fo:break-before="auto" style:column-width="65.06pt"/>
    </style:style>
    <style:style style:name="co11" style:family="table-column">
      <style:table-column-properties fo:break-before="auto" style:column-width="246.5pt"/>
    </style:style>
    <style:style style:name="co12" style:family="table-column">
      <style:table-column-properties fo:break-before="auto" style:column-width="95.95pt"/>
    </style:style>
    <style:style style:name="co13" style:family="table-column">
      <style:table-column-properties fo:break-before="auto" style:column-width="82.8pt"/>
    </style:style>
    <style:style style:name="co14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ed1c24"/>
      <style:text-properties fo:color="#000000"/>
    </style:style>
    <style:style style:name="ce17" style:family="table-cell" style:parent-style-name="Default">
      <style:table-cell-properties fo:background-color="#ed1c24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Lohit Devanagari"/>
    </style:style>
    <style:style style:name="ce24" style:family="table-cell" style:parent-style-name="Default">
      <style:table-cell-properties fo:background-color="#ed1c24"/>
      <style:text-properties fo:color="#000000"/>
    </style:style>
    <style:style style:name="ce25" style:family="table-cell" style:parent-style-name="Default">
      <style:table-cell-properties fo:background-color="#ed1c24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fo:background-color="#00aaa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up" table:style-name="ta1">
        <table:table-column table:style-name="co10" table:default-cell-style-name="ce7"/>
        <table:table-column table:style-name="co11" table:default-cell-style-name="ce1"/>
        <table:table-column table:style-name="co3" table:number-columns-repeated="4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table:style-name="Default" table:number-columns-repeated="2"/>
          <table:table-cell table:style-name="ce22" office:value-type="string" calcext:value-type="string">
            <text:p>SOFT</text:p>
          </table:table-cell>
          <table:table-cell table:style-name="ce22" office:value-type="string" calcext:value-type="string">
            <text:p>HARD</text:p>
          </table:table-cell>
          <table:table-cell table:style-name="ce1" office:value-type="string" calcext:value-type="string">
            <text:p>SPEEDUP</text:p>
          </table:table-cell>
          <table:table-cell/>
          <table:table-cell table:style-name="ce22" office:value-type="string" calcext:value-type="string">
            <text:p>HARD w/ soft loop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29">
            <text:p>FourQ</text:p>
          </table:table-cell>
          <table:table-cell office:value-type="string" calcext:value-type="string">
            <text:p>GF(p^2) squaring</text:p>
          </table:table-cell>
          <table:table-cell office:value-type="float" office:value="19936" calcext:value-type="float">
            <text:p>19936</text:p>
          </table:table-cell>
          <table:table-cell office:value-type="float" office:value="2596" calcext:value-type="float">
            <text:p>2596</text:p>
          </table:table-cell>
          <table:table-cell table:formula="of:=[.C2]/[.D2]" office:value-type="float" office:value="7.67950693374422" calcext:value-type="float">
            <text:p>7.67950693374422</text:p>
          </table:table-cell>
          <table:table-cell/>
          <table:table-cell office:value-type="float" office:value="3188" calcext:value-type="float">
            <text:p>3188</text:p>
          </table:table-cell>
          <table:table-cell table:formula="of:=[.C2]/[.G2]" office:value-type="float" office:value="6.2534504391468" calcext:value-type="float">
            <text:p>6.2534504391468</text:p>
          </table:table-cell>
        </table:table-row>
        <table:table-row table:style-name="ro1">
          <table:covered-table-cell/>
          <table:table-cell office:value-type="string" calcext:value-type="string">
            <text:p>GF(p^2) multiplication</text:p>
          </table:table-cell>
          <table:table-cell office:value-type="float" office:value="30383" calcext:value-type="float">
            <text:p>30383</text:p>
          </table:table-cell>
          <table:table-cell office:value-type="float" office:value="3968" calcext:value-type="float">
            <text:p>3968</text:p>
          </table:table-cell>
          <table:table-cell table:formula="of:=[.C3]/[.D3]" office:value-type="float" office:value="7.6570060483871" calcext:value-type="float">
            <text:p>7.6570060483871</text:p>
          </table:table-cell>
          <table:table-cell/>
          <table:table-cell office:value-type="float" office:value="4924" calcext:value-type="float">
            <text:p>4924</text:p>
          </table:table-cell>
          <table:table-cell table:formula="of:=[.C3]/[.G3]" office:value-type="float" office:value="6.17038992688871" calcext:value-type="float">
            <text:p>6.17038992688871</text:p>
          </table:table-cell>
        </table:table-row>
        <table:table-row table:style-name="ro1">
          <table:covered-table-cell/>
          <table:table-cell office:value-type="string" calcext:value-type="string">
            <text:p>GF(p^2) inversion</text:p>
          </table:table-cell>
          <table:table-cell office:value-type="float" office:value="1402648" calcext:value-type="float">
            <text:p>1402648</text:p>
          </table:table-cell>
          <table:table-cell office:value-type="float" office:value="123481" calcext:value-type="float">
            <text:p>123481</text:p>
          </table:table-cell>
          <table:table-cell table:formula="of:=[.C4]/[.D4]" office:value-type="float" office:value="11.3592212567116" calcext:value-type="float">
            <text:p>11.3592212567116</text:p>
          </table:table-cell>
          <table:table-cell/>
          <table:table-cell office:value-type="float" office:value="153922" calcext:value-type="float">
            <text:p>153922</text:p>
          </table:table-cell>
          <table:table-cell table:formula="of:=[.C4]/[.G4]" office:value-type="float" office:value="9.11271942932135" calcext:value-type="float">
            <text:p>9.11271942932135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SchnorrQ's key generation</text:p>
          </table:table-cell>
          <table:table-cell office:value-type="float" office:value="13798482" calcext:value-type="float">
            <text:p>13798482</text:p>
          </table:table-cell>
          <table:table-cell office:value-type="float" office:value="2096088" calcext:value-type="float">
            <text:p>2096088</text:p>
          </table:table-cell>
          <table:table-cell table:formula="of:=[.C6]/[.D6]" office:value-type="float" office:value="6.58296884481949" calcext:value-type="float">
            <text:p>6.58296884481949</text:p>
          </table:table-cell>
          <table:table-cell/>
          <table:table-cell office:value-type="float" office:value="2503698" calcext:value-type="float">
            <text:p>2503698</text:p>
          </table:table-cell>
          <table:table-cell table:formula="of:=[.C6]/[.G6]" office:value-type="float" office:value="5.5112405729445" calcext:value-type="float">
            <text:p>5.5112405729445</text:p>
          </table:table-cell>
        </table:table-row>
        <table:table-row table:style-name="ro1">
          <table:covered-table-cell/>
          <table:table-cell office:value-type="string" calcext:value-type="string">
            <text:p>SchnorrQ's signing</text:p>
          </table:table-cell>
          <table:table-cell office:value-type="float" office:value="14702708" calcext:value-type="float">
            <text:p>14702708</text:p>
          </table:table-cell>
          <table:table-cell office:value-type="float" office:value="3022906" calcext:value-type="float">
            <text:p>3022906</text:p>
          </table:table-cell>
          <table:table-cell table:formula="of:=[.C7]/[.D7]" office:value-type="float" office:value="4.86376619054645" calcext:value-type="float">
            <text:p>4.86376619054645</text:p>
          </table:table-cell>
          <table:table-cell/>
          <table:table-cell office:value-type="float" office:value="3430516" calcext:value-type="float">
            <text:p>3430516</text:p>
          </table:table-cell>
          <table:table-cell table:formula="of:=[.C7]/[.G7]" office:value-type="float" office:value="4.28585903694954" calcext:value-type="float">
            <text:p>4.28585903694954</text:p>
          </table:table-cell>
        </table:table-row>
        <table:table-row table:style-name="ro1">
          <table:covered-table-cell/>
          <table:table-cell office:value-type="string" calcext:value-type="string">
            <text:p>SchnorrQ's verification</text:p>
          </table:table-cell>
          <table:table-cell office:value-type="float" office:value="41781421" calcext:value-type="float">
            <text:p>41781421</text:p>
          </table:table-cell>
          <table:table-cell office:value-type="float" office:value="5887672" calcext:value-type="float">
            <text:p>5887672</text:p>
          </table:table-cell>
          <table:table-cell table:formula="of:=[.C8]/[.D8]" office:value-type="float" office:value="7.09642469893024" calcext:value-type="float">
            <text:p>7.09642469893024</text:p>
          </table:table-cell>
          <table:table-cell/>
          <table:table-cell office:value-type="float" office:value="7161083" calcext:value-type="float">
            <text:p>7161083</text:p>
          </table:table-cell>
          <table:table-cell table:formula="of:=[.C8]/[.G8]" office:value-type="float" office:value="5.83451148380769" calcext:value-type="float">
            <text:p>5.83451148380769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Keypair generation (compressed)</text:p>
          </table:table-cell>
          <table:table-cell office:value-type="float" office:value="13748394" calcext:value-type="float">
            <text:p>13748394</text:p>
          </table:table-cell>
          <table:table-cell office:value-type="float" office:value="2067336" calcext:value-type="float">
            <text:p>2067336</text:p>
          </table:table-cell>
          <table:table-cell table:formula="of:=[.C10]/[.D10]" office:value-type="float" office:value="6.65029487224138" calcext:value-type="float">
            <text:p>6.65029487224138</text:p>
          </table:table-cell>
          <table:table-cell/>
          <table:table-cell office:value-type="float" office:value="2474946" calcext:value-type="float">
            <text:p>2474946</text:p>
          </table:table-cell>
          <table:table-cell table:formula="of:=[.C10]/[.G10]" office:value-type="float" office:value="5.55502786727468" calcext:value-type="float">
            <text:p>5.55502786727468</text:p>
          </table:table-cell>
        </table:table-row>
        <table:table-row table:style-name="ro1">
          <table:covered-table-cell/>
          <table:table-cell office:value-type="string" calcext:value-type="string">
            <text:p>Secret agreement (compressed)</text:p>
          </table:table-cell>
          <table:table-cell office:value-type="float" office:value="37628059" calcext:value-type="float">
            <text:p>37628059</text:p>
          </table:table-cell>
          <table:table-cell office:value-type="float" office:value="5133324" calcext:value-type="float">
            <text:p>5133324</text:p>
          </table:table-cell>
          <table:table-cell table:formula="of:=[.C11]/[.D11]" office:value-type="float" office:value="7.33015469119035" calcext:value-type="float">
            <text:p>7.33015469119035</text:p>
          </table:table-cell>
          <table:table-cell/>
          <table:table-cell office:value-type="float" office:value="6266789" calcext:value-type="float">
            <text:p>6266789</text:p>
          </table:table-cell>
          <table:table-cell table:formula="of:=[.C11]/[.G11]" office:value-type="float" office:value="6.00436028722205" calcext:value-type="float">
            <text:p>6.00436028722205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Keypair generation (uncompressed)</text:p>
          </table:table-cell>
          <table:table-cell office:value-type="float" office:value="13730803" calcext:value-type="float">
            <text:p>13730803</text:p>
          </table:table-cell>
          <table:table-cell office:value-type="float" office:value="2066905" calcext:value-type="float">
            <text:p>2066905</text:p>
          </table:table-cell>
          <table:table-cell table:formula="of:=[.C13]/[.D13]" office:value-type="float" office:value="6.64317082788033" calcext:value-type="float">
            <text:p>6.64317082788033</text:p>
          </table:table-cell>
          <table:table-cell/>
          <table:table-cell office:value-type="float" office:value="2474515" calcext:value-type="float">
            <text:p>2474515</text:p>
          </table:table-cell>
          <table:table-cell table:formula="of:=[.C13]/[.G13]" office:value-type="float" office:value="5.54888654948546" calcext:value-type="float">
            <text:p>5.54888654948546</text:p>
          </table:table-cell>
        </table:table-row>
        <table:table-row table:style-name="ro1">
          <table:covered-table-cell/>
          <table:table-cell office:value-type="string" calcext:value-type="string">
            <text:p>Secret agreement (uncompressed)</text:p>
          </table:table-cell>
          <table:table-cell office:value-type="float" office:value="34748564" calcext:value-type="float">
            <text:p>34748564</text:p>
          </table:table-cell>
          <table:table-cell office:value-type="float" office:value="4873555" calcext:value-type="float">
            <text:p>4873555</text:p>
          </table:table-cell>
          <table:table-cell table:formula="of:=[.C14]/[.D14]" office:value-type="float" office:value="7.1300239763376" calcext:value-type="float">
            <text:p>7.1300239763376</text:p>
          </table:table-cell>
          <table:table-cell/>
          <table:table-cell office:value-type="float" office:value="5941825" calcext:value-type="float">
            <text:p>5941825</text:p>
          </table:table-cell>
          <table:table-cell table:formula="of:=[.C14]/[.G14]" office:value-type="float" office:value="5.84812982543242" calcext:value-type="float">
            <text:p>5.84812982543242</text:p>
          </table:table-cell>
        </table:table-row>
        <table:table-row table:style-name="ro1">
          <table:covered-table-cell/>
          <table:table-cell table:number-columns-repeated="6"/>
          <table:table-cell table:formula="of:=[.C15]/[.G15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ECC Point doubling</text:p>
          </table:table-cell>
          <table:table-cell office:value-type="float" office:value="1709079" calcext:value-type="float">
            <text:p>1709079</text:p>
          </table:table-cell>
          <table:table-cell office:value-type="float" office:value="235525" calcext:value-type="float">
            <text:p>235525</text:p>
          </table:table-cell>
          <table:table-cell table:formula="of:=[.C16]/[.D16]" office:value-type="float" office:value="7.25646534338181" calcext:value-type="float">
            <text:p>7.25646534338181</text:p>
          </table:table-cell>
          <table:table-cell/>
          <table:table-cell office:value-type="float" office:value="288135" calcext:value-type="float">
            <text:p>288135</text:p>
          </table:table-cell>
          <table:table-cell table:formula="of:=[.C16]/[.G16]" office:value-type="float" office:value="5.93152168254464" calcext:value-type="float">
            <text:p>5.93152168254464</text:p>
          </table:table-cell>
        </table:table-row>
        <table:table-row table:style-name="ro1">
          <table:covered-table-cell/>
          <table:table-cell office:value-type="string" calcext:value-type="string">
            <text:p>ECC Point addition</text:p>
          </table:table-cell>
          <table:table-cell office:value-type="float" office:value="2430548" calcext:value-type="float">
            <text:p>2430548</text:p>
          </table:table-cell>
          <table:table-cell office:value-type="float" office:value="331380" calcext:value-type="float">
            <text:p>331380</text:p>
          </table:table-cell>
          <table:table-cell table:formula="of:=[.C17]/[.D17]" office:value-type="float" office:value="7.33462490192528" calcext:value-type="float">
            <text:p>7.33462490192528</text:p>
          </table:table-cell>
          <table:table-cell/>
          <table:table-cell office:value-type="float" office:value="407860" calcext:value-type="float">
            <text:p>407860</text:p>
          </table:table-cell>
          <table:table-cell table:formula="of:=[.C17]/[.G17]" office:value-type="float" office:value="5.95927033786103" calcext:value-type="float">
            <text:p>5.95927033786103</text:p>
          </table:table-cell>
        </table:table-row>
        <table:table-row table:style-name="ro1">
          <table:covered-table-cell/>
          <table:table-cell office:value-type="string" calcext:value-type="string">
            <text:p>Psi mapping</text:p>
          </table:table-cell>
          <table:table-cell office:value-type="float" office:value="7074684" calcext:value-type="float">
            <text:p>7074684</text:p>
          </table:table-cell>
          <table:table-cell office:value-type="float" office:value="984666" calcext:value-type="float">
            <text:p>984666</text:p>
          </table:table-cell>
          <table:table-cell table:formula="of:=[.C18]/[.D18]" office:value-type="float" office:value="7.18485659096587" calcext:value-type="float">
            <text:p>7.18485659096587</text:p>
          </table:table-cell>
          <table:table-cell/>
          <table:table-cell office:value-type="float" office:value="1214896" calcext:value-type="float">
            <text:p>1214896</text:p>
          </table:table-cell>
          <table:table-cell table:formula="of:=[.C18]/[.G18]" office:value-type="float" office:value="5.82328363909339" calcext:value-type="float">
            <text:p>5.82328363909339</text:p>
          </table:table-cell>
        </table:table-row>
        <table:table-row table:style-name="ro1">
          <table:covered-table-cell/>
          <table:table-cell office:value-type="string" calcext:value-type="string">
            <text:p>Phi mapping</text:p>
          </table:table-cell>
          <table:table-cell office:value-type="float" office:value="10540530" calcext:value-type="float">
            <text:p>10540530</text:p>
          </table:table-cell>
          <table:table-cell office:value-type="float" office:value="1512026" calcext:value-type="float">
            <text:p>1512026</text:p>
          </table:table-cell>
          <table:table-cell table:formula="of:=[.C19]/[.D19]" office:value-type="float" office:value="6.97113012606926" calcext:value-type="float">
            <text:p>6.97113012606926</text:p>
          </table:table-cell>
          <table:table-cell/>
          <table:table-cell office:value-type="float" office:value="1873986" calcext:value-type="float">
            <text:p>1873986</text:p>
          </table:table-cell>
          <table:table-cell table:formula="of:=[.C19]/[.G19]" office:value-type="float" office:value="5.62465781494632" calcext:value-type="float">
            <text:p>5.62465781494632</text:p>
          </table:table-cell>
        </table:table-row>
        <table:table-row table:style-name="ro1">
          <table:covered-table-cell/>
          <table:table-cell office:value-type="string" calcext:value-type="string">
            <text:p>Scalar decomposition</text:p>
          </table:table-cell>
          <table:table-cell table:number-columns-repeated="2" office:value-type="float" office:value="1405452" calcext:value-type="float">
            <text:p>1405452</text:p>
          </table:table-cell>
          <table:table-cell table:formula="of:=[.C20]/[.D20]" office:value-type="float" office:value="1" calcext:value-type="float">
            <text:p>1</text:p>
          </table:table-cell>
          <table:table-cell/>
          <table:table-cell office:value-type="float" office:value="1405452" calcext:value-type="float">
            <text:p>1405452</text:p>
          </table:table-cell>
          <table:table-cell table:formula="of:=[.C20]/[.G20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Scalar recoding</text:p>
          </table:table-cell>
          <table:table-cell table:number-columns-repeated="2" office:value-type="float" office:value="66200" calcext:value-type="float">
            <text:p>66200</text:p>
          </table:table-cell>
          <table:table-cell table:formula="of:=[.C21]/[.D21]" office:value-type="float" office:value="1" calcext:value-type="float">
            <text:p>1</text:p>
          </table:table-cell>
          <table:table-cell/>
          <table:table-cell office:value-type="float" office:value="66200" calcext:value-type="float">
            <text:p>66200</text:p>
          </table:table-cell>
          <table:table-cell table:formula="of:=[.C21]/[.G21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recomputation</text:p>
          </table:table-cell>
          <table:table-cell office:value-type="float" office:value="4456259" calcext:value-type="float">
            <text:p>4456259</text:p>
          </table:table-cell>
          <table:table-cell office:value-type="float" office:value="632733" calcext:value-type="float">
            <text:p>632733</text:p>
          </table:table-cell>
          <table:table-cell table:formula="of:=[.C22]/[.D22]" office:value-type="float" office:value="7.04287432455712" calcext:value-type="float">
            <text:p>7.04287432455712</text:p>
          </table:table-cell>
          <table:table-cell/>
          <table:table-cell office:value-type="float" office:value="779983" calcext:value-type="float">
            <text:p>779983</text:p>
          </table:table-cell>
          <table:table-cell table:formula="of:=[.C22]/[.G22]" office:value-type="float" office:value="5.71327708424414" calcext:value-type="float">
            <text:p>5.71327708424414</text:p>
          </table:table-cell>
        </table:table-row>
        <table:table-row table:style-name="ro1">
          <table:covered-table-cell/>
          <table:table-cell office:value-type="string" calcext:value-type="string">
            <text:p>Table lookup</text:p>
          </table:table-cell>
          <table:table-cell table:number-columns-repeated="2" office:value-type="float" office:value="8691" calcext:value-type="float">
            <text:p>8691</text:p>
          </table:table-cell>
          <table:table-cell table:formula="of:=[.C23]/[.D23]" office:value-type="float" office:value="1" calcext:value-type="float">
            <text:p>1</text:p>
          </table:table-cell>
          <table:table-cell/>
          <table:table-cell office:value-type="float" office:value="8691" calcext:value-type="float">
            <text:p>8691</text:p>
          </table:table-cell>
          <table:table-cell table:formula="of:=[.C23]/[.G23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without clearing cofactor)</text:p>
          </table:table-cell>
          <table:table-cell office:value-type="float" office:value="32796704" calcext:value-type="float">
            <text:p>32796704</text:p>
          </table:table-cell>
          <table:table-cell office:value-type="float" office:value="4610811" calcext:value-type="float">
            <text:p>4610811</text:p>
          </table:table-cell>
          <table:table-cell table:formula="of:=[.C24]/[.D24]" office:value-type="float" office:value="7.11300116183465" calcext:value-type="float">
            <text:p>7.11300116183465</text:p>
          </table:table-cell>
          <table:table-cell/>
          <table:table-cell office:value-type="float" office:value="5619787" calcext:value-type="float">
            <text:p>5619787</text:p>
          </table:table-cell>
          <table:table-cell table:formula="of:=[.C24]/[.G24]" office:value-type="float" office:value="5.8359336394778" calcext:value-type="float">
            <text:p>5.8359336394778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including clearing cofactor)</text:p>
          </table:table-cell>
          <table:table-cell office:value-type="float" office:value="34748405" calcext:value-type="float">
            <text:p>34748405</text:p>
          </table:table-cell>
          <table:table-cell office:value-type="float" office:value="4872156" calcext:value-type="float">
            <text:p>4872156</text:p>
          </table:table-cell>
          <table:table-cell table:formula="of:=[.C25]/[.D25]" office:value-type="float" office:value="7.13203867035456" calcext:value-type="float">
            <text:p>7.13203867035456</text:p>
          </table:table-cell>
          <table:table-cell/>
          <table:table-cell office:value-type="float" office:value="5940426" calcext:value-type="float">
            <text:p>5940426</text:p>
          </table:table-cell>
          <table:table-cell table:formula="of:=[.C25]/[.G25]" office:value-type="float" office:value="5.84948032346502" calcext:value-type="float">
            <text:p>5.84948032346502</text:p>
          </table:table-cell>
        </table:table-row>
        <table:table-row table:style-name="ro1">
          <table:covered-table-cell/>
          <table:table-cell office:value-type="string" calcext:value-type="string">
            <text:p>Reduction modulo the order</text:p>
          </table:table-cell>
          <table:table-cell table:number-columns-repeated="2" office:value-type="float" office:value="2102430" calcext:value-type="float">
            <text:p>2102430</text:p>
          </table:table-cell>
          <table:table-cell table:formula="of:=[.C26]/[.D26]" office:value-type="float" office:value="1" calcext:value-type="float">
            <text:p>1</text:p>
          </table:table-cell>
          <table:table-cell/>
          <table:table-cell office:value-type="float" office:value="2102430" calcext:value-type="float">
            <text:p>2102430</text:p>
          </table:table-cell>
          <table:table-cell table:formula="of:=[.C26]/[.G26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recoding</text:p>
          </table:table-cell>
          <table:table-cell table:number-columns-repeated="2" office:value-type="float" office:value="389536" calcext:value-type="float">
            <text:p>389536</text:p>
          </table:table-cell>
          <table:table-cell table:formula="of:=[.C27]/[.D27]" office:value-type="float" office:value="1" calcext:value-type="float">
            <text:p>1</text:p>
          </table:table-cell>
          <table:table-cell/>
          <table:table-cell office:value-type="float" office:value="389536" calcext:value-type="float">
            <text:p>389536</text:p>
          </table:table-cell>
          <table:table-cell table:formula="of:=[.C27]/[.G27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table lookup</text:p>
          </table:table-cell>
          <table:table-cell table:number-columns-repeated="2" office:value-type="float" office:value="6634" calcext:value-type="float">
            <text:p>6634</text:p>
          </table:table-cell>
          <table:table-cell table:formula="of:=[.C28]/[.D28]" office:value-type="float" office:value="1" calcext:value-type="float">
            <text:p>1</text:p>
          </table:table-cell>
          <table:table-cell/>
          <table:table-cell office:value-type="float" office:value="6634" calcext:value-type="float">
            <text:p>6634</text:p>
          </table:table-cell>
          <table:table-cell table:formula="of:=[.C28]/[.G28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scalar mul</text:p>
          </table:table-cell>
          <table:table-cell office:value-type="float" office:value="13758303" calcext:value-type="float">
            <text:p>13758303</text:p>
          </table:table-cell>
          <table:table-cell office:value-type="float" office:value="2066397" calcext:value-type="float">
            <text:p>2066397</text:p>
          </table:table-cell>
          <table:table-cell table:formula="of:=[.C29]/[.D29]" office:value-type="float" office:value="6.65811216334518" calcext:value-type="float">
            <text:p>6.65811216334518</text:p>
          </table:table-cell>
          <table:table-cell/>
          <table:table-cell office:value-type="float" office:value="2474007" calcext:value-type="float">
            <text:p>2474007</text:p>
          </table:table-cell>
          <table:table-cell table:formula="of:=[.C29]/[.G29]" office:value-type="float" office:value="5.56114150040804" calcext:value-type="float">
            <text:p>5.56114150040804</text:p>
          </table:table-cell>
        </table:table-row>
        <table:table-row table:style-name="ro1">
          <table:covered-table-cell/>
          <table:table-cell office:value-type="string" calcext:value-type="string">
            <text:p>Double scalar mul</text:p>
          </table:table-cell>
          <table:table-cell office:value-type="float" office:value="38997125" calcext:value-type="float">
            <text:p>38997125</text:p>
          </table:table-cell>
          <table:table-cell office:value-type="float" office:value="5626094" calcext:value-type="float">
            <text:p>5626094</text:p>
          </table:table-cell>
          <table:table-cell table:formula="of:=[.C30]/[.D30]" office:value-type="float" office:value="6.9314741275208" calcext:value-type="float">
            <text:p>6.9314741275208</text:p>
          </table:table-cell>
          <table:table-cell/>
          <table:table-cell office:value-type="float" office:value="6842914" calcext:value-type="float">
            <text:p>6842914</text:p>
          </table:table-cell>
          <table:table-cell table:formula="of:=[.C30]/[.G30]" office:value-type="float" office:value="5.69890619697982" calcext:value-type="float">
            <text:p>5.69890619697982</text:p>
          </table:table-cell>
        </table:table-row>
        <table:table-row table:style-name="ro1" table:number-rows-repeated="2"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 table:number-columns-spanned="1" table:number-rows-spanned="3">
            <text:p>Curve 25519</text:p>
          </table:table-cell>
          <table:table-cell office:value-type="string" calcext:value-type="string">
            <text:p>ed25519GenerateKeyPair</text:p>
          </table:table-cell>
          <table:table-cell office:value-type="float" office:value="156590362" calcext:value-type="float">
            <text:p>156590362</text:p>
          </table:table-cell>
          <table:table-cell office:value-type="float" office:value="11458625" calcext:value-type="float">
            <text:p>11458625</text:p>
          </table:table-cell>
          <table:table-cell table:formula="of:=[.C33]/[.D33]" office:value-type="float" office:value="13.6657201016701" calcext:value-type="float">
            <text:p>13.6657201016701</text:p>
          </table:table-cell>
          <table:table-cell/>
          <table:table-cell office:value-type="float" office:value="14086291" calcext:value-type="float">
            <text:p>14086291</text:p>
          </table:table-cell>
          <table:table-cell table:formula="of:=[.C33]/[.G33]" office:value-type="float" office:value="11.1165076740215" calcext:value-type="float">
            <text:p>11.1165076740215</text:p>
          </table:table-cell>
        </table:table-row>
        <table:table-row table:style-name="ro1">
          <table:covered-table-cell/>
          <table:table-cell office:value-type="string" calcext:value-type="string">
            <text:p>ed25519GenerateSignature</text:p>
          </table:table-cell>
          <table:table-cell office:value-type="float" office:value="156670599" calcext:value-type="float">
            <text:p>156670599</text:p>
          </table:table-cell>
          <table:table-cell table:style-name="ce5" office:value-type="float" office:value="11974390" calcext:value-type="float">
            <text:p>11974390</text:p>
          </table:table-cell>
          <table:table-cell table:formula="of:=[.C34]/[.D34]" office:value-type="float" office:value="13.0838062732214" calcext:value-type="float">
            <text:p>13.0838062732214</text:p>
          </table:table-cell>
          <table:table-cell/>
          <table:table-cell office:value-type="float" office:value="14602056" calcext:value-type="float">
            <text:p>14602056</text:p>
          </table:table-cell>
          <table:table-cell table:formula="of:=[.C34]/[.G34]" office:value-type="float" office:value="10.7293520172776" calcext:value-type="float">
            <text:p>10.7293520172776</text:p>
          </table:table-cell>
        </table:table-row>
        <table:table-row table:style-name="ro1">
          <table:covered-table-cell/>
          <table:table-cell office:value-type="string" calcext:value-type="string">
            <text:p>ed25519VerifySignature</text:p>
          </table:table-cell>
          <table:table-cell office:value-type="float" office:value="312915695" calcext:value-type="float">
            <text:p>312915695</text:p>
          </table:table-cell>
          <table:table-cell office:value-type="float" office:value="23051297" calcext:value-type="float">
            <text:p>23051297</text:p>
          </table:table-cell>
          <table:table-cell table:formula="of:=[.C35]/[.D35]" office:value-type="float" office:value="13.5747543836687" calcext:value-type="float">
            <text:p>13.5747543836687</text:p>
          </table:table-cell>
          <table:table-cell/>
          <table:table-cell office:value-type="float" office:value="28328820" calcext:value-type="float">
            <text:p>28328820</text:p>
          </table:table-cell>
          <table:table-cell table:formula="of:=[.C35]/[.G35]" office:value-type="float" office:value="11.0458428907381" calcext:value-type="float">
            <text:p>11.0458428907381</text:p>
          </table:table-cell>
        </table:table-row>
        <table:table-row table:style-name="ro1" table:number-rows-repeated="3"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 table:number-columns-spanned="1" table:number-rows-spanned="5">
            <text:p>NIST P-256</text:p>
          </table:table-cell>
          <table:table-cell table:style-name="ce4" office:value-type="string" calcext:value-type="string">
            <text:p>uECC_make_key</text:p>
          </table:table-cell>
          <table:table-cell office:value-type="float" office:value="139706337" calcext:value-type="float">
            <text:p>139706337</text:p>
          </table:table-cell>
          <table:table-cell office:value-type="float" office:value="11287910" calcext:value-type="float">
            <text:p>11287910</text:p>
          </table:table-cell>
          <table:table-cell table:formula="of:=[.C39]/[.D39]" office:value-type="float" office:value="12.3766345585675" calcext:value-type="float">
            <text:p>12.3766345585675</text:p>
          </table:table-cell>
          <table:table-cell/>
          <table:table-cell office:value-type="float" office:value="13628407" calcext:value-type="float">
            <text:p>13628407</text:p>
          </table:table-cell>
          <table:table-cell table:formula="of:=[.C39]/[.G39]" office:value-type="float" office:value="10.2511127676184" calcext:value-type="float">
            <text:p>10.2511127676184</text:p>
          </table:table-cell>
        </table:table-row>
        <table:table-row table:style-name="ro1">
          <table:covered-table-cell/>
          <table:table-cell office:value-type="string" calcext:value-type="string">
            <text:p>uECC_shared_secret 1</text:p>
          </table:table-cell>
          <table:table-cell office:value-type="float" office:value="139478535" calcext:value-type="float">
            <text:p>139478535</text:p>
          </table:table-cell>
          <table:table-cell office:value-type="float" office:value="11107577" calcext:value-type="float">
            <text:p>11107577</text:p>
          </table:table-cell>
          <table:table-cell table:formula="of:=[.C40]/[.D40]" office:value-type="float" office:value="12.5570621747659" calcext:value-type="float">
            <text:p>12.5570621747659</text:p>
          </table:table-cell>
          <table:table-cell/>
          <table:table-cell office:value-type="float" office:value="13446139" calcext:value-type="float">
            <text:p>13446139</text:p>
          </table:table-cell>
          <table:table-cell table:formula="of:=[.C40]/[.G40]" office:value-type="float" office:value="10.373129044702" calcext:value-type="float">
            <text:p>10.373129044702</text:p>
          </table:table-cell>
        </table:table-row>
        <table:table-row table:style-name="ro1">
          <table:covered-table-cell/>
          <table:table-cell office:value-type="string" calcext:value-type="string">
            <text:p>uECC_shared_secret 2</text:p>
          </table:table-cell>
          <table:table-cell office:value-type="float" office:value="139490007" calcext:value-type="float">
            <text:p>139490007</text:p>
          </table:table-cell>
          <table:table-cell office:value-type="float" office:value="11117421" calcext:value-type="float">
            <text:p>11117421</text:p>
          </table:table-cell>
          <table:table-cell table:formula="of:=[.C41]/[.D41]" office:value-type="float" office:value="12.5469753281809" calcext:value-type="float">
            <text:p>12.5469753281809</text:p>
          </table:table-cell>
          <table:table-cell/>
          <table:table-cell office:value-type="float" office:value="13459156" calcext:value-type="float">
            <text:p>13459156</text:p>
          </table:table-cell>
          <table:table-cell table:formula="of:=[.C41]/[.G41]" office:value-type="float" office:value="10.3639490470279" calcext:value-type="float">
            <text:p>10.3639490470279</text:p>
          </table:table-cell>
        </table:table-row>
        <table:table-row table:style-name="ro1">
          <table:covered-table-cell/>
          <table:table-cell office:value-type="string" calcext:value-type="string">
            <text:p>uECC_sign</text:p>
          </table:table-cell>
          <table:table-cell office:value-type="float" office:value="140821092" calcext:value-type="float">
            <text:p>140821092</text:p>
          </table:table-cell>
          <table:table-cell office:value-type="float" office:value="12431270" calcext:value-type="float">
            <text:p>12431270</text:p>
          </table:table-cell>
          <table:table-cell table:formula="of:=[.C42]/[.D42]" office:value-type="float" office:value="11.3279730872228" calcext:value-type="float">
            <text:p>11.3279730872228</text:p>
          </table:table-cell>
          <table:table-cell/>
          <table:table-cell office:value-type="float" office:value="14771556" calcext:value-type="float">
            <text:p>14771556</text:p>
          </table:table-cell>
          <table:table-cell table:formula="of:=[.C42]/[.G42]" office:value-type="float" office:value="9.53326054479298" calcext:value-type="float">
            <text:p>9.53326054479298</text:p>
          </table:table-cell>
        </table:table-row>
        <table:table-row table:style-name="ro1">
          <table:covered-table-cell/>
          <table:table-cell office:value-type="string" calcext:value-type="string">
            <text:p>uECC_verify</text:p>
          </table:table-cell>
          <table:table-cell office:value-type="float" office:value="159425306" calcext:value-type="float">
            <text:p>159425306</text:p>
          </table:table-cell>
          <table:table-cell office:value-type="float" office:value="13050017" calcext:value-type="float">
            <text:p>13050017</text:p>
          </table:table-cell>
          <table:table-cell table:formula="of:=[.C43]/[.D43]" office:value-type="float" office:value="12.2164826298694" calcext:value-type="float">
            <text:p>12.2164826298694</text:p>
          </table:table-cell>
          <table:table-cell/>
          <table:table-cell office:value-type="float" office:value="15928207" calcext:value-type="float">
            <text:p>15928207</text:p>
          </table:table-cell>
          <table:table-cell table:formula="of:=[.C43]/[.G43]" office:value-type="float" office:value="10.0089926003599" calcext:value-type="float">
            <text:p>10.0089926003599</text:p>
          </table:table-cell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table:style-name="ce9" office:value-type="string" calcext:value-type="string" table:number-columns-spanned="1" table:number-rows-spanned="3">
            <text:p>ARIS</text:p>
          </table:table-cell>
          <table:table-cell office:value-type="string" calcext:value-type="string">
            <text:p>Sign</text:p>
          </table:table-cell>
          <table:table-cell office:value-type="float" office:value="9780505" calcext:value-type="float">
            <text:p>9780505</text:p>
          </table:table-cell>
          <table:table-cell office:value-type="float" office:value="8448390" calcext:value-type="float">
            <text:p>8448390</text:p>
          </table:table-cell>
          <table:table-cell table:formula="of:=[.C46]/[.D46]" office:value-type="float" office:value="1.15767678812176" calcext:value-type="float">
            <text:p>1.15767678812176</text:p>
          </table:table-cell>
          <table:table-cell/>
          <table:table-cell office:value-type="float" office:value="8643267" calcext:value-type="float">
            <text:p>8643267</text:p>
          </table:table-cell>
          <table:table-cell table:formula="of:=[.C46]/[.G46]" office:value-type="float" office:value="1.13157501671532" calcext:value-type="float">
            <text:p>1.13157501671532</text:p>
          </table:table-cell>
        </table:table-row>
        <table:table-row table:style-name="ro1">
          <table:covered-table-cell/>
          <table:table-cell office:value-type="string" calcext:value-type="string">
            <text:p>Verify</text:p>
          </table:table-cell>
          <table:table-cell office:value-type="float" office:value="16268138" calcext:value-type="float">
            <text:p>16268138</text:p>
          </table:table-cell>
          <table:table-cell office:value-type="float" office:value="3174783" calcext:value-type="float">
            <text:p>3174783</text:p>
          </table:table-cell>
          <table:table-cell table:formula="of:=[.C47]/[.D47]" office:value-type="float" office:value="5.12417321120845" calcext:value-type="float">
            <text:p>5.12417321120845</text:p>
          </table:table-cell>
          <table:table-cell/>
          <table:table-cell office:value-type="float" office:value="3786826" calcext:value-type="float">
            <text:p>3786826</text:p>
          </table:table-cell>
          <table:table-cell table:formula="of:=[.C47]/[.G47]" office:value-type="float" office:value="4.29598244017549" calcext:value-type="float">
            <text:p>4.29598244017549</text:p>
          </table:table-cell>
        </table:table-row>
        <table:table-row table:style-name="ro1">
          <table:covered-table-cell/>
          <table:table-cell office:value-type="string" calcext:value-type="string">
            <text:p>End-to-End</text:p>
          </table:table-cell>
          <table:table-cell office:value-type="float" office:value="26048643" calcext:value-type="float">
            <text:p>26048643</text:p>
          </table:table-cell>
          <table:table-cell office:value-type="float" office:value="11623173" calcext:value-type="float">
            <text:p>11623173</text:p>
          </table:table-cell>
          <table:table-cell table:formula="of:=[.C48]/[.D48]" office:value-type="float" office:value="2.2410956973625" calcext:value-type="float">
            <text:p>2.2410956973625</text:p>
          </table:table-cell>
          <table:table-cell/>
          <table:table-cell office:value-type="float" office:value="12430093" calcext:value-type="float">
            <text:p>12430093</text:p>
          </table:table-cell>
          <table:table-cell table:formula="of:=[.C48]/[.G48]" office:value-type="float" office:value="2.09561127177407" calcext:value-type="float">
            <text:p>2.09561127177407</text:p>
          </table:table-cell>
        </table:table-row>
      </table:table>
      <table:table table:name="Area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iming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Area (Sli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cv_core w/o MMUL</text:p>
          </table:table-cell>
          <table:table-cell office:value-type="float" office:value="11.232" calcext:value-type="float">
            <text:p>11.232</text:p>
          </table:table-cell>
          <table:table-cell table:formula="of:=1/[.B2] * 1000" office:value-type="float" office:value="89.031339031339" calcext:value-type="float">
            <text:p>89.031339031339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o flatten 10ns co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v_core w/ MMUL, WORDS=4</text:p>
          </table:table-cell>
          <table:table-cell office:value-type="float" office:value="12.322" calcext:value-type="float">
            <text:p>12.322</text:p>
          </table:table-cell>
          <table:table-cell table:formula="of:=1/[.B3] * 1000" office:value-type="float" office:value="81.1556565492615" calcext:value-type="float">
            <text:p>81.1556565492615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Flatten 10ns cont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4" office:value-type="string" calcext:value-type="string">
            <text:p>riscv_core w/ MMUL, WORDS=8</text:p>
          </table:table-cell>
          <table:table-cell table:style-name="ce24" office:value-type="float" office:value="14.291" calcext:value-type="float">
            <text:p>14.291</text:p>
          </table:table-cell>
          <table:table-cell table:style-name="ce24" table:formula="of:=1/[.B6] * 1000" office:value-type="float" office:value="69.9741095794556" calcext:value-type="float">
            <text:p>69.9741095794556</text:p>
          </table:table-cell>
          <table:table-cell table:style-name="ce24" office:value-type="float" office:value="3970" calcext:value-type="float">
            <text:p>3970</text:p>
          </table:table-cell>
          <table:table-cell table:number-columns-repeated="2"/>
          <table:table-cell table:style-name="ce25" office:value-type="string" calcext:value-type="string">
            <text:p>Out of date</text:p>
          </table:table-cell>
        </table:table-row>
        <table:table-row table:style-name="ro1">
          <table:table-cell table:style-name="ce24" office:value-type="string" calcext:value-type="string">
            <text:p>riscv_core w/ MMUL, WORDS=32</text:p>
          </table:table-cell>
          <table:table-cell table:style-name="ce24" office:value-type="float" office:value="40.194" calcext:value-type="float">
            <text:p>40.194</text:p>
          </table:table-cell>
          <table:table-cell table:style-name="ce24" table:formula="of:=1/[.B7] * 1000" office:value-type="float" office:value="24.8793352241628" calcext:value-type="float">
            <text:p>24.8793352241628</text:p>
          </table:table-cell>
          <table:table-cell table:style-name="ce24" office:value-type="float" office:value="6898" calcext:value-type="float">
            <text:p>6898</text:p>
          </table:table-cell>
          <table:table-cell table:number-columns-repeated="3"/>
        </table:table-row>
      </table:table>
      <table:table table:name="CPI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2" office:value-type="string" calcext:value-type="string">
            <text:p>Instruction</text:p>
          </table:table-cell>
          <table:table-cell table:style-name="ce22" office:value-type="string" calcext:value-type="string">
            <text:p>Cycle</text:p>
          </table:table-cell>
        </table:table-row>
        <table:table-row table:style-name="ro2">
          <table:table-cell table:style-name="ce26" office:value-type="string" calcext:value-type="string">
            <text:p>MMUL</text:p>
          </table:table-cell>
          <table:table-cell office:value-type="string" calcext:value-type="string">
            <text:p>   3*WORDS x MEM LOAD</text:p>
            <text:p>+ WORDS x MEM STORE</text:p>
            <text:p>+ 2*WORDS</text:p>
            <text:p>+ 1 cycle</text:p>
          </table:table-cell>
        </table:table-row>
        <table:table-row table:style-name="ro1">
          <table:table-cell office:value-type="string" calcext:value-type="string">
            <text:p>Register-to-Register</text:p>
          </table:table-cell>
          <table:table-cell office:value-type="string" calcext:value-type="string">
            <text:p>1 cycle</text:p>
          </table:table-cell>
        </table:table-row>
        <table:table-row table:style-name="ro1">
          <table:table-cell office:value-type="string" calcext:value-type="string">
            <text:p>JUMP/BRANCH</text:p>
          </table:table-cell>
          <table:table-cell office:value-type="string" calcext:value-type="string">
            <text:p>2 cycles</text:p>
          </table:table-cell>
        </table:table-row>
      </table:table>
      <table:table table:name="Power" table:style-name="ta1">
        <table:table-column table:style-name="co13" table:default-cell-style-name="ce20"/>
        <table:table-column table:style-name="co3" table:number-columns-repeated="3" table:default-cell-style-name="ce20"/>
        <table:table-column table:style-name="co14" table:number-columns-repeated="2" table:default-cell-style-name="ce20"/>
        <table:table-column table:style-name="co3" table:default-cell-style-name="ce20"/>
        <table:table-column table:style-name="co3" table:number-columns-repeated="2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Dynamic</text:p>
          </table:table-cell>
          <table:table-cell table:style-name="Default" office:value-type="string" calcext:value-type="string">
            <text:p>Static</text:p>
          </table:table-cell>
          <table:table-cell table:style-name="Default" office:value-type="string" calcext:value-type="string">
            <text:p>Runtime cycles</text:p>
          </table:table-cell>
          <table:table-cell table:style-name="ce21" office:value-type="string" calcext:value-type="string" table:number-columns-spanned="2" table:number-rows-spanned="1">
            <text:p>Dynamic power per module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soft</text:p>
          </table:table-cell>
          <table:table-cell table:style-name="ce19" office:value-type="float" office:value="0.261" calcext:value-type="float">
            <text:p>0.261</text:p>
          </table:table-cell>
          <table:table-cell table:style-name="ce19" office:value-type="float" office:value="0.154" calcext:value-type="float">
            <text:p>0.154</text:p>
          </table:table-cell>
          <table:table-cell table:style-name="ce19" office:value-type="float" office:value="0.107" calcext:value-type="float">
            <text:p>0.107</text:p>
          </table:table-cell>
          <table:table-cell table:style-name="ce19" table:formula="of:= 403308 / 2" office:value-type="float" office:value="201654" calcext:value-type="float">
            <text:p>201654</text:p>
          </table:table-cell>
          <table:table-cell table:style-name="ce19" office:value-type="string" calcext:value-type="string">
            <text:p>alu</text:p>
          </table:table-cell>
          <table:table-cell table:style-name="ce19" office:value-type="float" office:value="0.031" calcext:value-type="float">
            <text:p>0.031</text:p>
          </table:table-cell>
          <table:table-cell/>
          <table:table-cell office:value-type="string" calcext:value-type="string">
            <text:p>All values are in Watts</text:p>
          </table:table-cell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controller</text:p>
          </table:table-cell>
          <table:table-cell table:style-name="ce19"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csr</text:p>
          </table:table-cell>
          <table:table-cell table:style-name="ce19"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decoder</text:p>
          </table:table-cell>
          <table:table-cell table:style-name="ce19" office:value-type="float" office:value="0.014" calcext:value-type="float">
            <text:p>0.014</text:p>
          </table:table-cell>
          <table:table-cell table:number-columns-repeated="2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fetch_stage</text:p>
          </table:table-cell>
          <table:table-cell table:style-name="ce19"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buffer</text:p>
          </table:table-cell>
          <table:table-cell table:style-name="ce19" office:value-type="float" office:value="0.027" calcext:value-type="float">
            <text:p>0.027</text:p>
          </table:table-cell>
          <table:table-cell table:number-columns-repeated="2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decompressor</text:p>
          </table:table-cell>
          <table:table-cell table:style-name="ce19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lsu</text:p>
          </table:table-cell>
          <table:table-cell table:style-name="ce19"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reg_file</text:p>
          </table:table-cell>
          <table:table-cell table:style-name="ce19" office:value-type="float" office:value="0.012" calcext:value-type="float">
            <text:p>0.012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5" office:value-type="string" calcext:value-type="string">
            <text:p>hard</text:p>
          </table:table-cell>
          <table:table-cell table:style-name="ce25" office:value-type="float" office:value="0.17" calcext:value-type="float">
            <text:p>0.17</text:p>
          </table:table-cell>
          <table:table-cell table:style-name="ce25" office:value-type="float" office:value="0.064" calcext:value-type="float">
            <text:p>0.064</text:p>
          </table:table-cell>
          <table:table-cell table:style-name="ce25" office:value-type="float" office:value="0.105" calcext:value-type="float">
            <text:p>0.105</text:p>
          </table:table-cell>
          <table:table-cell table:style-name="ce25" table:formula="of:= 45748 / 2" office:value-type="float" office:value="22874" calcext:value-type="float">
            <text:p>22874</text:p>
          </table:table-cell>
          <table:table-cell table:style-name="ce25" office:value-type="string" calcext:value-type="string">
            <text:p>alu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cs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decode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fetch_stage</text:p>
          </table:table-cell>
          <table:table-cell table:style-name="ce25"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buffe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mont_mul</text:p>
          </table:table-cell>
          <table:table-cell table:style-name="ce25" office:value-type="float" office:value="0.054" calcext:value-type="float">
            <text:p>0.054</text:p>
          </table:table-cell>
          <table:table-cell table:number-columns-repeated="2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reg_file</text:p>
          </table:table-cell>
          <table:table-cell table:style-name="ce25"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hard w/ soft loop</text:p>
          </table:table-cell>
          <table:table-cell office:value-type="float" office:value="0.226" calcext:value-type="float">
            <text:p>0.226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  <table:table-cell table:formula="of:= 57028 / 2" office:value-type="float" office:value="28514" calcext:value-type="float">
            <text:p>28514</text:p>
          </table:table-cell>
          <table:table-cell office:value-type="string" calcext:value-type="string">
            <text:p>alu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ntroller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sr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ecoder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etch_stage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uffer</text:p>
          </table:table-cell>
          <table:table-cell office:value-type="float" office:value="0.018" calcext:value-type="float">
            <text:p>0.0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ecompressor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su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nt_mul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eg_file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21:07:22.254895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9:14:52.227466225</meta:creation-date>
    <dc:date>2019-08-20T21:07:36.630222067</dc:date>
    <meta:editing-duration>PT3H17M16S</meta:editing-duration>
    <meta:editing-cycles>45</meta:editing-cycles>
    <meta:generator>LibreOffice/6.0.7.3$Linux_X86_64 LibreOffice_project/00m0$Build-3</meta:generator>
    <meta:document-statistic meta:table-count="4" meta:cell-count="329" meta:object-count="0"/>
  </office:meta>
</office:document-meta>
</file>